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subtitle">
      <style:graphic-properties draw:fill-color="#ffffff" fo:min-height="16.256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12.461cm" svg:x="1.401cm" svg:y="2.493cm" presentation:class="title" presentation:user-transformed="true">
          <draw:text-box>
            <text:p><text:span text:style-name="T1">Prolog</text:span><text:line-break/><text:line-break/><text:span text:style-name="T2">Mise en place d'un Intelligence Artificielle du jeu du Perudo</text:span><text:line-break/><text:line-break/><text:span text:style-name="T3">Equipe Dragibus</text:span><text:span text:style-name="T3"><text:line-break/></text:span><text:span text:style-name="T3">Hexanôme H410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Perud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ultijoueur : entre 2 et 6 (ou plus) joueurs</text:p>
              </text:list-item>
              <text:list-item>
                <text:p>Jeu de dés</text:p>
              </text:list-item>
              <text:list-item>
                <text:p>But : essayer de deviner le nombre de dés d'une valeur, en connaissant seulement ses propres dés.</text:p>
                <text:list>
                  <text:list-item>
                    <text:p>Exemple : Il y a 6 joueurs, ayant 5 dés chacun, c'est à mon tour de jouer. Je fais la proposition <text:span text:style-name="T4">''Je pense qu'il y a 12 dés de la valeur 5'</text:span>'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règl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 son tour, on peut monter :</text:p>
                <text:list>
                  <text:list-item>
                    <text:p>La valeur des dés uniquement : 9 dés de 4 → 9 dés de 6</text:p>
                  </text:list-item>
                  <text:list-item>
                    <text:p>Le nombre de dés uniquement : 9 dés de 4 → 12 dés de 4 </text:p>
                  </text:list-item>
                </text:list>
              </text:list-item>
              <text:list-item>
                <text:p>Proposition trop élevée : <text:s/>mise en défaut (Dudo).</text:p>
              </text:list-item>
              <text:list-item>
                <text:p>Mise du joueur précédent est exacte : récupérer un dé avec Calza.</text:p>
              </text:list-item>
              <text:list-item>
                <text:p>La valeur 1 n'existe pas : Bonu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A Basiqu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e n'est pas vraiment une IA</text:p>
              </text:list-item>
              <text:list-item>
                <text:p>Propositions de coups</text:p>
              </text:list-item>
              <text:list-item>
                <text:p>Choisit aléato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A Statistiqu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n se rapproche un tout petit peu du concept d'IA</text:p>
              </text:list-item>
              <text:list-item>
                <text:p>Reconnaît ses dés, et calcule en fonction du résultat.</text:p>
              </text:list-item>
              <text:list-item>
                <text:p>Selon les propositions de coups : choix de la meilleure proposition statistique</text:p>
                <text:list>
                  <text:list-item>
                    <text:p>Exemple : Il y a 15 dés, la proposition précédente est <text:span text:style-name="T4">''8 dés de 4''</text:span>. La proposition statistiquement la plus intéressante est de dire Du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A plus évoluée : concept de confia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ne IA statistique ne va pas forcément donner le meilleur coup : elle ne prend pas en compte les coups des autres.</text:p>
              </text:list-item>
              <text:list-item>
                <text:p>Il faut jouer en fonction des autres.</text:p>
              </text:list-item>
              <text:list-item>
                <text:p>Les autres peuvent bluffer.</text:p>
              </text:list-item>
              <text:list-item>
                <text:p>Introduction du concept de confi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concept de confianc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haque IA porte un jugement de confiance sur toutes les autres.</text:p>
              </text:list-item>
              <text:list-item>
                <text:p>Tous les coups des autres fera évoluer la confiance de l'IA : </text:p>
                <text:list>
                  <text:list-item>
                    <text:p>Bon coup : confiance évolue positivement.</text:p>
                  </text:list-item>
                  <text:list-item>
                    <text:p>Mauvais coup : confiance évolue négativement.</text:p>
                  </text:list-item>
                </text:list>
              </text:list-item>
              <text:list-item>
                <text:p>L'IA aura tendance à suivre les coups d'un autre ''de confiance''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calcul de la confiance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nchaîner les IA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2">
        <draw:frame presentation:style-name="pr5" draw:text-style-name="P2" draw:layer="layout" svg:width="25.199cm" svg:height="16.256cm" svg:x="1.4cm" svg:y="0.837cm" presentation:class="subtitle">
          <draw:text-box>
            <text:p text:style-name="P2">Dé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s 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s (2)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20:09:34.82</meta:creation-date>
    <dc:date>2013-10-30T21:09:28.22</dc:date>
    <meta:editing-duration>PT19M23S</meta:editing-duration>
    <meta:editing-cycles>11</meta:editing-cycles>
    <meta:generator>LibreOffice/3.6$Windows_x86 LibreOffice_project/e29a214-2bbed72-0621de6-a97528c-8f066d</meta:generator>
    <meta:document-statistic meta:object-count="71"/>
  </office:meta>
</office:document-meta>
</file>